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333333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23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 style:list-style-name="L2">
      <style:paragraph-properties fo:margin-top="0cm" fo:margin-bottom="0cm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423cm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top="0cm" fo:margin-bottom="0.423cm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7" style:family="paragraph" style:parent-style-name="Text_20_body" style:list-style-name="L3">
      <style:paragraph-properties fo:margin-top="0cm" fo:margin-bottom="0.423cm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8" style:family="paragraph" style:parent-style-name="Text_20_body" style:list-style-name="L3">
      <style:paragraph-properties fo:margin-top="0.423cm" fo:margin-bottom="0.423cm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9" style:family="paragraph" style:parent-style-name="Quotations">
      <style:paragraph-properties fo:margin-left="0cm" fo:margin-right="0cm" fo:margin-top="0cm" fo:margin-bottom="0cm" fo:text-align="start" style:justify-single-word="false" fo:orphans="2" fo:widows="2" fo:text-indent="0cm" style:auto-text-indent="false" fo:padding-left="0.049cm" fo:padding-right="0cm" fo:padding-top="0cm" fo:padding-bottom="0cm" fo:border-left="0.035cm solid #dddddd" fo:border-right="none" fo:border-top="none" fo:border-bottom="none"/>
      <style:text-properties fo:font-variant="normal" fo:text-transform="none" fo:color="#777777" style:font-name="apple-system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Heading_20_1">
      <style:text-properties fo:font-variant="normal" fo:text-transform="none" fo:color="#333333" style:font-name="apple-system" fo:letter-spacing="normal" fo:font-style="normal" fo:font-weight="bold"/>
    </style:style>
    <style:style style:name="P11" style:family="paragraph" style:parent-style-name="Heading_20_1">
      <style:paragraph-properties fo:margin-left="0cm" fo:margin-right="0cm" fo:margin-top="0.635cm" fo:margin-bottom="0.423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02cm solid #eeeeee"/>
      <style:text-properties fo:font-variant="normal" fo:text-transform="none" fo:color="#333333" style:font-name="apple-system" fo:letter-spacing="normal" fo:font-style="normal" fo:font-weight="bold"/>
    </style:style>
    <style:style style:name="T1" style:family="text">
      <style:text-properties fo:font-variant="normal" fo:text-transform="none" fo:color="#333333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777777" style:font-name="apple-system" fo:font-size="12pt" fo:letter-spacing="normal" fo:font-style="normal"/>
    </style:style>
    <style:style style:name="T4" style:family="text">
      <style:text-properties fo:font-variant="normal" fo:text-transform="none" fo:color="#777777" style:font-name="apple-system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he completion of EndorAB_DC2 18/11/2016</text:h>
      <text:p text:style-name="P1">I manage to complete the last part of my assignment for the endorAB_DC2 DM.<text:line-break/>According to assignment i had to:</text:p>
      <text:list xml:id="list5490180835958499024" text:style-name="L1">
        <text:list-item>
          <text:p text:style-name="P5">create 1 new domain controller (EndorAB_DC2).</text:p>
        </text:list-item>
        <text:list-item>
          <text:p text:style-name="P5">Add new users and groups according to the instructions.</text:p>
        </text:list-item>
        <text:list-item>
          <text:p text:style-name="P5">To create a loggonscript on a shared folder.</text:p>
        </text:list-item>
        <text:list-item>
          <text:p text:style-name="P5">To add a .bat script statement that assigns automatically the user folder to the respective folder in the homefolders assigned with the partition letter H:</text:p>
        </text:list-item>
      </text:list>
      <text:p text:style-name="P1">The action to create the new domain controller and to add the extra users and groups , (plus the correspondand privilleges), was straight forward and i do not need to explain forward, only to add that i made those changes according to the instructions.</text:p>
      <text:p text:style-name="P2"><text:span text:style-name="T1">The issue with the script was something that took me bit more time and efford i solved the needs of the instructions by writting two statements to the</text:span><text:span text:style-name="Strong_20_Emphasis"><text:span text:style-name="T2">loggonscript.bat</text:span></text:span><text:span text:style-name="T1">on the EndorAB_DC2 after the C folder:</text:span></text:p>
      <text:p text:style-name="P3"><text:span text:style-name="T3">net use h: \endorAB_dc1\homefolders\%UserName% </text:span></text:p>
      <text:p text:style-name="P3"><text:span text:style-name="T3">Echo welcome %UserName% </text:span></text:p>
      <text:p text:style-name="P9">Pause</text:p>
      <text:h text:style-name="P11" text:outline-level="1"><text:bookmark text:name="user-content-the-installation-of-the-workstation-ws8"/>the installation of the workstation WS8</text:h>
      <text:p text:style-name="P1">I installed the WS8 as virtual machine on my HyperV and I configured its ipv4 to the following adresses: - ip 10.20.0.160 - subnet mask 255.255.255.0 - standard gateway 10.20.0.1 - DNS 10.20.0.159</text:p>
      <text:p text:style-name="P1">I had to install again the WS8(B) again, because I deleted the previous Working station (WS8A).<text:line-break/>The installation the login, and the check of the functionality of the EndorAB_DC1 was without any problem. The mission was accomplished and the WS8 was unistalled.</text:p>
      <text:h text:style-name="P11" text:outline-level="1"><text:soft-page-break/></text:h>
      <text:h text:style-name="P11" text:outline-level="1"><text:bookmark text:name="user-content-what-i-added-to-the-active-driectory-endorlocal"/>What i added to the active driectory Endor.local</text:h>
      <text:list xml:id="list4323184934201963687" text:style-name="L2">
        <text:list-item>
          <text:p text:style-name="P6">Users</text:p>
          <text:list>
            <text:list-item>
              <text:p text:style-name="P4">Percy Nilegård</text:p>
            </text:list-item>
            <text:list-item>
              <text:p text:style-name="P4">Elisa Andersson</text:p>
            </text:list-item>
            <text:list-item>
              <text:p text:style-name="P4">Kurt Nilsson</text:p>
            </text:list-item>
            <text:list-item>
              <text:p text:style-name="P4">Adam Svensson</text:p>
            </text:list-item>
            <text:list-item>
              <text:p text:style-name="P4">Lotta Luvine</text:p>
            </text:list-item>
            <text:list-item>
              <text:p text:style-name="P4">Kalle Oborne</text:p>
            </text:list-item>
            <text:list-item>
              <text:p text:style-name="P4">Ada Adair</text:p>
            </text:list-item>
            <text:list-item>
              <text:p text:style-name="P4">Erik Lallerstedt</text:p>
            </text:list-item>
            <text:list-item>
              <text:p text:style-name="P4">Laura Mauritz</text:p>
            </text:list-item>
            <text:list-item>
              <text:p text:style-name="P4">Greger Lindström</text:p>
            </text:list-item>
            <text:list-item>
              <text:p text:style-name="P4">Kjell Hansson</text:p>
            </text:list-item>
            <text:list-item>
              <text:p text:style-name="P4">Mille Smith</text:p>
            </text:list-item>
            <text:list-item>
              <text:p text:style-name="P4">Britt Högstedt</text:p>
            </text:list-item>
            <text:list-item>
              <text:p text:style-name="P4">Dan Hylten</text:p>
            </text:list-item>
            <text:list-item>
              <text:p text:style-name="P4">Klas Malmberg</text:p>
            </text:list-item>
            <text:list-item>
              <text:p text:style-name="P4">Björn Mellander</text:p>
            </text:list-item>
            <text:list-item>
              <text:p text:style-name="P4">Olle Häskilainen</text:p>
            </text:list-item>
            <text:list-item>
              <text:p text:style-name="P4">Harald Blåtand</text:p>
            </text:list-item>
            <text:list-item>
              <text:p text:style-name="P4">Fajitas Unger</text:p>
            </text:list-item>
            <text:list-item>
              <text:p text:style-name="P4">Steve Joung</text:p>
            </text:list-item>
            <text:list-item>
              <text:p text:style-name="P4">Hasse Alfredsson</text:p>
            </text:list-item>
            <text:list-item>
              <text:p text:style-name="P4">Eisa Paiite</text:p>
            </text:list-item>
            <text:list-item>
              <text:p text:style-name="P4">Halvar Helland</text:p>
            </text:list-item>
            <text:list-item>
              <text:p text:style-name="P4">and 3 template accounts.</text:p>
            </text:list-item>
          </text:list>
        </text:list-item>
        <text:list-item>
          <text:p text:style-name="P6">Groups</text:p>
          <text:list>
            <text:list-item>
              <text:p text:style-name="P4">Global</text:p>
              <text:list>
                <text:list-item>
                  <text:p text:style-name="P4">VD</text:p>
                </text:list-item>
                <text:list-item>
                  <text:p text:style-name="P4">LedningsGruppen</text:p>
                </text:list-item>
                <text:list-item>
                  <text:p text:style-name="P4">Data Admin</text:p>
                </text:list-item>
                <text:list-item>
                  <text:p text:style-name="P4">Ekonomi</text:p>
                </text:list-item>
                <text:list-item>
                  <text:p text:style-name="P4">Sälj Malmö</text:p>
                </text:list-item>
                <text:list-item>
                  <text:p text:style-name="P4">Sälj Göteborg</text:p>
                </text:list-item>
                <text:list-item>
                  <text:p text:style-name="P4"><text:soft-page-break/>Lager</text:p>
                </text:list-item>
                <text:list-item>
                  <text:p text:style-name="P4">Verkstad</text:p>
                </text:list-item>
                <text:list-item>
                  <text:p text:style-name="P4">Promotion</text:p>
                </text:list-item>
                <text:list-item>
                  <text:p text:style-name="P4">Finland</text:p>
                </text:list-item>
              </text:list>
            </text:list-item>
            <text:list-item>
              <text:p text:style-name="P4">Local</text:p>
              <text:list>
                <text:list-item>
                  <text:p text:style-name="P4">Ledning</text:p>
                </text:list-item>
                <text:list-item>
                  <text:p text:style-name="P4">Ekonomi Malmö</text:p>
                </text:list-item>
                <text:list-item>
                  <text:p text:style-name="P4">Sälj</text:p>
                </text:list-item>
                <text:list-item>
                  <text:p text:style-name="P4">Malmö Lager</text:p>
                </text:list-item>
                <text:list-item>
                  <text:p text:style-name="P4">Malmö Verkstad</text:p>
                </text:list-item>
                <text:list-item>
                  <text:p text:style-name="P4">Malmö</text:p>
                </text:list-item>
                <text:list-item>
                  <text:p text:style-name="P4">Göteborg</text:p>
                </text:list-item>
                <text:list-item>
                  <text:p text:style-name="P4">Data</text:p>
                </text:list-item>
                <text:list-item>
                  <text:p text:style-name="P4">Reklam</text:p>
                </text:list-item>
              </text:list>
            </text:list-item>
          </text:list>
        </text:list-item>
      </text:list>
      <text:p text:style-name="P1"/>
      <text:p text:style-name="P1">On the partition C of the VM, (EndorAB_WS2012R2_DC1) i added the following folders:</text:p>
      <text:list xml:id="list2309583825207931466" text:style-name="L3">
        <text:list-item>
          <text:p text:style-name="P7">Ledning</text:p>
        </text:list-item>
        <text:list-item>
          <text:p text:style-name="P7">Ekonomi</text:p>
        </text:list-item>
        <text:list-item>
          <text:p text:style-name="P7">Sälj</text:p>
        </text:list-item>
        <text:list-item>
          <text:p text:style-name="P7">Lager</text:p>
        </text:list-item>
        <text:list-item>
          <text:p text:style-name="P7">Verkstad</text:p>
        </text:list-item>
        <text:list-item>
          <text:p text:style-name="P7">Malmö</text:p>
        </text:list-item>
        <text:list-item>
          <text:p text:style-name="P7">Göteborg</text:p>
        </text:list-item>
        <text:list-item>
          <text:p text:style-name="P8">Data</text:p>
          <text:p text:style-name="P8">The members and the privileges were graded properly according to the assignment, but i am not able to document them because of their complexity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1T11:08:22.63</meta:creation-date>
    <meta:document-statistic meta:table-count="0" meta:image-count="0" meta:object-count="0" meta:page-count="3" meta:paragraph-count="72" meta:word-count="432" meta:character-count="2364"/>
    <dc:date>2016-11-21T11:14:31.40</dc:date>
    <meta:editing-duration>PT6M9S</meta:editing-duration>
    <meta:editing-cycles>1</meta:editing-cycles>
    <meta:generator>OpenOffice/4.1.3$Win32 OpenOffice.org_project/413m1$Build-9783</meta:generator>
  </office:meta>
</office:document-meta>
</file>